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2" style:family="table">
      <style:table-properties style:width="15.921cm" table:align="margins" style:writing-mode="lr-tb"/>
    </style:style>
    <style:style style:name="Table2.A" style:family="table-column">
      <style:table-column-properties style:column-width="3.877cm" style:rel-column-width="15958*"/>
    </style:style>
    <style:style style:name="Table2.B" style:family="table-column">
      <style:table-column-properties style:column-width="2.138cm" style:rel-column-width="8799*"/>
    </style:style>
    <style:style style:name="Table2.C" style:family="table-column">
      <style:table-column-properties style:column-width="4.914cm" style:rel-column-width="20228*"/>
    </style:style>
    <style:style style:name="Table2.D" style:family="table-column">
      <style:table-column-properties style:column-width="4.992cm" style:rel-column-width="2055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5.875cm" table:align="left" style:writing-mode="lr-tb"/>
    </style:style>
    <style:style style:name="Table1.A" style:family="table-column">
      <style:table-column-properties style:column-width="3.542cm"/>
    </style:style>
    <style:style style:name="Table1.B" style:family="table-column">
      <style:table-column-properties style:column-width="2.076cm"/>
    </style:style>
    <style:style style:name="Table1.C" style:family="table-column">
      <style:table-column-properties style:column-width="10.25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style:font-size-asian="11pt" style:font-size-complex="11pt"/>
    </style:style>
    <style:style style:name="P5"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6" style:family="paragraph" style:parent-style-name="Text_20_body">
      <style:paragraph-properties fo:text-align="start" style:justify-single-word="false"/>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7" style:family="paragraph" style:parent-style-name="Text_20_body">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8" style:family="paragraph" style:parent-style-name="Text_20_body">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9" style:family="paragraph" style:parent-style-name="Text_20_body">
      <style:paragraph-properties fo:text-align="start" style:justify-single-word="false"/>
      <style:text-properties style:use-window-font-color="true" style:font-name="ArialMT" fo:font-size="15pt" fo:language="en" fo:country="GB" fo:font-style="italic" fo:font-weight="bold" style:font-name-asian="ArialMT" style:font-size-asian="15pt" style:font-style-asian="italic" style:font-weight-asian="bold" style:font-name-complex="ArialMT" style:font-size-complex="15pt" style:font-style-complex="italic" style:font-weight-complex="bold"/>
    </style:style>
    <style:style style:name="P10" style:family="paragraph" style:parent-style-name="Text_20_body">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11" style:family="paragraph" style:parent-style-name="Text_20_body">
      <style:text-properties fo:language="en" fo:country="GB"/>
    </style:style>
    <style:style style:name="P12" style:family="paragraph" style:parent-style-name="Text_20_body">
      <style:text-properties fo:language="en" fo:country="GB" fo:font-weight="bold" style:font-weight-asian="bold" style:font-weight-complex="bold"/>
    </style:style>
    <style:style style:name="P13" style:family="paragraph" style:parent-style-name="Text_20_body">
      <style:text-properties fo:language="en" fo:country="GB" style:text-underline-style="none" fo:font-weight="normal" style:font-weight-asian="normal" style:font-weight-complex="normal"/>
    </style:style>
    <style:style style:name="P14" style:family="paragraph" style:parent-style-name="Text_20_body">
      <style:text-properties fo:language="en" fo:country="GB" fo:font-style="normal" fo:font-weight="normal"/>
    </style:style>
    <style:style style:name="P15" style:family="paragraph" style:parent-style-name="Text_20_body">
      <style:text-properties fo:language="en" fo:country="GB" fo:font-style="normal" fo:font-weight="normal" style:font-style-asian="normal" style:font-style-complex="normal"/>
    </style:style>
    <style:style style:name="P16" style:family="paragraph" style:parent-style-name="Text_20_body">
      <style:text-properties fo:font-variant="normal" fo:text-transform="none" style:use-window-font-color="true" style:font-name="ArialMT" fo:font-size="11pt" fo:letter-spacing="normal"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1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1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19"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0"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22"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2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2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2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2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2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30" style:family="paragraph" style:parent-style-name="Standard">
      <style:text-properties fo:language="en" fo:country="GB"/>
    </style:style>
    <style:style style:name="P3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32"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3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able_20_Contents">
      <style:text-properties style:font-name="ArialMT" fo:font-size="11pt" style:font-name-asian="ArialMT" style:font-size-asian="11pt" style:font-name-complex="ArialMT" style:font-size-complex="11pt"/>
    </style:style>
    <style:style style:name="P36" style:family="paragraph" style:parent-style-name="Title" style:master-page-name="Standard">
      <style:paragraph-properties style:page-number="auto"/>
      <style:text-properties fo:language="en" fo:country="GB"/>
    </style:style>
    <style:style style:name="P37" style:family="paragraph" style:parent-style-name="Heading_20_2">
      <style:text-properties fo:language="en" fo:country="GB"/>
    </style:style>
    <style:style style:name="P38" style:family="paragraph" style:parent-style-name="Heading_20_3">
      <style:text-properties fo:language="en" fo:country="GB"/>
    </style:style>
    <style:style style:name="P39" style:family="paragraph" style:parent-style-name="Heading_20_3">
      <style:text-properties style:use-window-font-color="true" style:font-name="ArialMT" fo:font-size="12pt" fo:language="en" fo:country="GB" style:font-name-asian="ArialMT" style:font-size-asian="12pt" style:font-name-complex="ArialMT" style:font-size-complex="12pt"/>
    </style:style>
    <style:style style:name="P40" style:family="paragraph" style:parent-style-name="Heading_20_1">
      <style:text-properties fo:language="en" fo:country="GB"/>
    </style:style>
    <style:style style:name="P41"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42"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43"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44"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45"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6"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7"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8"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49"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0"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2"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3"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4"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5"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6"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59"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60"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61" style:family="paragraph" style:parent-style-name="Standard" style:list-style-name="L2">
      <style:paragraph-properties style:text-autospace="none">
        <style:tab-stops>
          <style:tab-stop style:position="-0.882cm"/>
          <style:tab-stop style:position="0cm"/>
        </style:tab-stops>
      </style:paragraph-properties>
      <style:text-properties fo:font-variant="normal" fo:text-transform="none" fo:color="#000000" style:font-name="Arial1" fo:font-size="7.30000019073486pt" fo:letter-spacing="normal" fo:language="en" fo:country="GB" fo:font-style="normal" fo:font-weight="normal" style:font-name-asian="ArialMT" style:font-size-asian="12pt" style:font-name-complex="ArialMT" style:font-size-complex="12pt"/>
    </style:style>
    <style:style style:name="P62"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7"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8" style:family="text">
      <style:text-properties style:use-window-font-color="true" style:font-name="ArialMT" fo:font-style="italic" style:font-name-asian="ArialMT" style:font-style-asian="italic" style:font-name-complex="ArialMT" style:font-style-complex="italic"/>
    </style:style>
    <style:style style:name="T9"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0"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1" style:family="text">
      <style:text-properties style:use-window-font-color="true" style:font-name="ArialMT" fo:font-style="normal" style:font-name-asian="ArialMT" style:font-style-asian="normal" style:font-name-complex="ArialMT" style:font-style-complex="normal"/>
    </style:style>
    <style:style style:name="T12" style:family="text">
      <style:text-properties style:use-window-font-color="true" style:font-name="ArialMT" fo:font-style="normal" style:text-underline-style="none" style:font-name-asian="ArialMT" style:font-style-asian="normal" style:font-name-complex="ArialMT" style:font-style-complex="normal"/>
    </style:style>
    <style:style style:name="T13"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style:font-name-asian="ArialMT" style:font-name-complex="ArialMT"/>
    </style:style>
    <style:style style:name="T16" style:family="text">
      <style:text-properties style:use-window-font-color="true" style:font-name="ArialMT" style:text-underline-style="none" style:font-name-asian="ArialMT" style:font-name-complex="ArialMT"/>
    </style:style>
    <style:style style:name="T17"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8"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19"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0"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2"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3"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4"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variant="normal" fo:text-transform="none" style:use-window-font-color="true" style:font-name="ArialMT" fo:letter-spacing="normal" style:font-name-asian="ArialMT" style:font-name-complex="ArialMT"/>
    </style:style>
    <style:style style:name="T30"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1"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2"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3"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4"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5"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6" style:family="text">
      <style:text-properties fo:language="en" fo:country="GB"/>
    </style:style>
    <style:style style:name="T37"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del Development &amp; Implementation</text:p>
      <text:p text:style-name="P30"/>
      <text:p text:style-name="P30"/>
      <text:h text:style-name="P37" text:outline-level="2">Overview</text:h>
      <text:p text:style-name="P11">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11">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11">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11">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11">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5">ref spiral</text:span><text:span text:style-name="T28">].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12"><text:soft-page-break/>SPIRAL PHOTO</text:p>
      <text:p text:style-name="P11"><text:span text:style-name="T1">LOOK</text:span> <text:span text:style-name="T1">INTO THESE</text:span></text:p>
      <text:list xml:id="list9150299874590604463" text:style-name="L1">
        <text:list-item>
          <text:p text:style-name="P41">Project Management Overview</text:p>
        </text:list-item>
      </text:list>
      <text:h text:style-name="P37" text:outline-level="2">Technologies/Tools</text:h>
      <text:p text:style-name="P13">As described previously, existing tools and libraries were critical to the progress of the project. Some tools were significantly more important than others</text:p>
      <text:p text:style-name="P13">Below is a list of the tools used:</text:p>
      <text:h text:style-name="P38" text:outline-level="3">Repast Simphony</text:h>
      <text:p text:style-name="P4"><text:span text:style-name="T8">Repast (</text:span><text:span text:style-name="T11">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8">Repast Simphony</text:span><text:span text:style-name="T11"> provides extra features to further aid in the fast development of ABMs by 'wrapping' the features of Repast, allowing for more detailed representation of networks, a more interactive development environment and interaction with tools such as </text:span><text:span text:style-name="T8">Weka </text:span><text:span text:style-name="T11">or </text:span><text:span text:style-name="T8">JUNG [</text:span><text:span text:style-name="T9">ref RepQnA</text:span><text:span text:style-name="T10">].</text:span></text:p>
      <text:p text:style-name="P6">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Furthermore, by providing implementations of networks, </text:p>
      <text:p text:style-name="P9">MORE HERE</text:p>
      <text:p text:style-name="P5">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ext:p>
      <text:list xml:id="list8405076989837600400" text:style-name="L2">
        <text:list-item>
          <text:list>
            <text:list-item>
              <text:p text:style-name="P43"><text:span text:style-name="T36">Repast Simphony BIG REPAST CITATION - </text:span><text:a xlink:type="simple" xlink:href="http://repast.sourceforge.net/papers.html">http://repast.sourceforge.net/papers.html</text:a></text:p>
            </text:list-item>
            <text:list-item>
              <text:p text:style-name="P61">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P38" text:outline-level="3">JUNG</text:h>
      <text:list xml:id="list96984426" text:continue-numbering="true" text:style-name="L2">
        <text:list-header>
          <text:p text:style-name="P44">JUNG <text:span text:style-name="T4">is the </text:span>Java Universal Graph Network/Graph <text:span text:style-name="T4">framework which provides a series of data structures and related methods for storing and manipulating graphs and networks. At the lowest level, it provides a series of abstract definitions meaning that custom classes for nodes and edges can be used to construct said graphs. In particular, a large number of graph metrics such as </text:span>betweenness centrality<text:span text:style-name="T4"> can be calculated via the library.</text:span></text:p>
          <text:p text:style-name="P48"><text:span text:style-name="T4">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text:span><text:soft-page-break/><text:span text:style-name="T4">network at intervals, using the inbuilt metric algorithms to report on any undesirable behaviours such as excessive clustering. </text:span></text:p>
        </text:list-header>
      </text:list>
      <text:h text:style-name="P40" text:outline-level="1">Java</text:h>
      <text:p text:style-name="P11">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11">Whilst Java does have a number of positives, the nature of the language brings some disadvantages. Repast Simphony, designed for single workstations or small clusters [<text:span text:style-name="T5">ref?</text:span><text:span text:style-name="T28">], is implemented in and works with Java, but should the model require scaling to larger simulations, it would require reimplementation in C++ to be used with Repast HPC [</text:span><text:span text:style-name="T5">ref</text:span><text:span text:style-name="T28">]. Although this is not ideal, the usage of Java simplifies the model creation since a HPC version requires much greater involvement in scheduling and other low-level operations meaning that this project can serve as a proof of concept.</text:span></text:p>
      <text:h text:style-name="P39" text:outline-level="3">Gephi</text:h>
      <text:p text:style-name="P11"><text:span text:style-name="T6">Gephi</text:span><text:span text:style-name="T7">, a graph visualisation tool, was very useful in understanding how the networks within simulations were changing over time through the use of a number of visualisation methods. It provides the ability to view a number of metrics such as </text:span><text:span text:style-name="T6">average path length</text:span><text:span text:style-name="T7">,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38" text:outline-level="3">Github/Git</text:h>
      <text:p text:style-name="P11">At a more managerial level, <text:span text:style-name="T2">Git</text:span><text:span text:style-name="T4">, and more specifically </text:span><text:span text:style-name="T2">GitHub</text:span><text:span text:style-name="T4">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37" text:outline-level="2">Model Description</text:h>
      <text:p text:style-name="P11">Overall, the model can be split into two main functions – the <text:span text:style-name="T2">agent</text:span>, representing humans within the network, <text:span text:style-name="T4">and the </text:span><text:span text:style-name="T2">network</text:span><text:span text:style-name="T4">,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10">Platform</text:p>
      <text:p text:style-name="P1"><text:soft-page-break/><text:span text:style-name="T11">The platform consists of a suite of tools that aid in both the operating and interacting with the model. Broadly, these can be separated into </text:span><text:span text:style-name="T8">Input/Output, Graph Tools, Simulation Monitoring </text:span><text:span text:style-name="T11">and </text:span><text:span text:style-name="T8">Statistics &amp; Constants</text:span><text:span text:style-name="T11">. </text:span></text:p>
      <text:p text:style-name="P8">Input &amp; Output</text:p>
      <text:p text:style-name="P7">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p>
      <text:p text:style-name="P2"><text:span text:style-name="T12">To handle the importing and exporting of graphs, support for </text:span><text:span text:style-name="T16">GraphML</text:span><text:span text:style-name="T12"> is included. </text:span><text:span text:style-name="T16">GraphML</text:span><text:span text:style-name="T12"> is a way of describing graphs using XML and allows for many types of graphs and importantly, attributes relating to edges and nodes </text:span><text:span text:style-name="T13">[ref?</text:span><text:span text:style-name="T12">]</text:span><text:span text:style-name="T13">.</text:span><text:span text:style-name="T12"> Given the specific needs of this project, existing GraphML generators were not suitable so the Java XML library </text:span><text:span text:style-name="T16">JAXB</text:span><text:span text:style-name="T12"> was utilised to create a tool that, given a </text:span><text:span text:style-name="T16">Repast network</text:span><text:span text:style-name="T12">,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2">Another format supported for the importing of graphs into the system is a CSV importer that specifically handles datasets from the </text:span><text:span text:style-name="T16">Social Network Analysis Project</text:span><text:span text:style-name="T12"> at Stanford University [</text:span><text:span text:style-name="T13">ref?</text:span><text:span text:style-name="T12">].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7"/>
      <text:p text:style-name="P8">Graph Tools</text:p>
      <text:p text:style-name="P3"><text:span text:style-name="T15">A number of services to handle graph operations have been built to maximise the compatibility and usability of the model – whilst the rationale behind the generation and sampling methods chosen will be detailed in the </text:span><text:span text:style-name="T9">Social Network</text:span><text:span text:style-name="T15"> section of this document, the tools will be discussed here at a high level.</text:span></text:p>
      <text:p text:style-name="P14"><text:span text:style-name="T17">For generation of graphs, two methods are provided: </text:span><text:span text:style-name="T19">scale-free</text:span><text:span text:style-name="T17"> and </text:span><text:span text:style-name="T19">small-world</text:span><text:span text:style-name="T17">. With each of these methods, the number of nodes required is provided, alongside a number of parameters specific to the generation method. For scale-free graphs, the</text:span><text:span text:style-name="T29"> </text:span><text:bookmark text:name="firstHeading1"/><text:span text:style-name="T30">Barabási–Albert</text:span><text:span text:style-name="T32"> (BA) </text:span><text:span text:style-name="T30">model</text:span><text:span text:style-name="T32"> [</text:span><text:span text:style-name="T34">ref</text:span><text:span text:style-name="T32">] is used. It, given a connected graph with more than one node in it (which is 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4">INSERT EQ</text:span><text:span text:style-name="T32">]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of how existing social features within graphs affect the outcome of simulations, the generator </text:span><text:soft-page-break/><text:span text:style-name="T32">has a feature that allows a base graph to have the BA model applied to it. It should be noted that due to the fact that the base graph does not have connectedness enforced, the output may not be truly scale-free.</text:span></text:p>
      <text:p text:style-name="P14"><text:span text:style-name="T32">Small-world graphs are generated using the </text:span><text:bookmark text:name="firstHeading2"/><text:span text:style-name="T30">Watts-Strogatz model </text:span><text:span text:style-name="T32">[</text:span><text:span text:style-name="T34">ref]</text:span><text:span text:style-name="T31">. </text:span><text:span text:style-name="T32">This method (K), </text:span><text:span text:style-name="T30">number of nodes</text:span><text:span text:style-name="T32"> (N) and a value </text:span><text:span text:style-name="T30">beta</text:span><text:span text:style-name="T31"> </text:span><text:span text:style-name="T32">then constructs a ring lattice of N nodes, connected to K neighbours (split between either side of the node) then circulates this lattice, evaluating all edges and rewiring them to connect the current node to a random node </text:span><text:span text:style-name="T30">k </text:span><text:span text:style-name="T32">with a probability of </text:span><text:span text:style-name="T30">beta</text:span><text:span text:style-name="T32">. Usually, this method constructs graphs of high edge density meaning that they have specific use when it comes to analysing them as a network; again, this will be described in detail later. </text:span></text:p>
      <text:p text:style-name="P15"><text:span text:style-name="T33">Whilst the sampling of other graphs was not a focus of the tool development, the ability to provide a JUNG graph and take a sample of this is provided. The method chosen was s</text:span><text:span text:style-name="T30">nowball sampling </text:span><text:span text:style-name="T33">[</text:span><text:span text:style-name="T35">ref</text:span><text:span text:style-name="T33">]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16"/>
      <text:p text:style-name="P8">Simulation Monitoring</text:p>
      <text:p text:style-name="P3"><text:span text:style-name="T15">As will be explained later, during development it was noticed that in some situations, the network suffered from excessive clustering causing most nodes to collapse into an incredibly densely connected group. This prompted the creation of </text:span><text:span text:style-name="T8">WatchMan</text:span><text:span text:style-name="T15">,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8"/>
      <text:p text:style-name="P8">Statistics &amp; Constants</text:p>
      <text:p text:style-name="P5">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5">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7"><text:soft-page-break/></text:p>
      <text:list xml:id="list2396821731770944811" text:style-name="L3">
        <text:list-header>
          <text:p text:style-name="P42">Social Network</text:p>
          <text:p text:style-name="P62"><text:span text:style-name="T21">As discussed in the </text:span><text:span text:style-name="T20">Literature Review</text:span><text:span text:style-name="T21">,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45">Representation</text:p>
          <text:p text:style-name="P49">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49">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influences'.</text:p>
          <text:p text:style-name="P56">DIAGRAM HERE</text:p>
          <text:p text:style-name="P45">Influence</text:p>
          <text:p text:style-name="P49">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p>
        </text:list-header>
      </text:list>
      <text:p text:style-name="P31"><text:span text:style-name="T23">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4">figure</text:span><text:span text:style-name="T23"> </text:span><text:span text:style-name="T24">X</text:span><text:span text:style-name="T23">. The extent to which this influence acts on the individual is a matter for tuning of the model and will be discussed in the </text:span><text:span text:style-name="T18">Agent </text:span><text:span text:style-name="T23">section of this document. Obviously, the influence at one hop is simply the weight of the influencing edge, whereas to calculate the influence at </text:span><text:span text:style-name="T18">n </text:span><text:span text:style-name="T23">hops, the formula seen in </text:span><text:span text:style-name="T24">figure Y</text:span><text:span text:style-name="T23"> is used. By multiplying the influence of each hop together, a likeness to weakening influence across the mutual friends is incorporated along with the method also giving a probability-</text:span><text:soft-page-break/><text:span text:style-name="T23">alike value that can be used when calculating influenced attributes [</text:span><text:span text:style-name="T24">ref?]</text:span><text:span text:style-name="T23">.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4">ref</text:span><text:span text:style-name="T23">].</text:span></text:p>
      <text:p text:style-name="P31"><text:span text:style-name="T23">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8">Neighbourhoods</text:span><text:span text:style-name="T23"> part of the </text:span><text:span text:style-name="T18">Agent </text:span><text:span text:style-name="T23">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4">fig A. </text:span><text:span text:style-name="T23">There were a number of changes that were required for some data types but, since these depend on the specific attribute they will be described in the </text:span><text:span text:style-name="T18">Agent </text:span><text:span text:style-name="T23">section. </text:span></text:p>
      <text:p text:style-name="P32"><text:span text:style-name="T22">Fig A – </text:span><text:span text:style-name="T18">influence x attribute value</text:span></text:p>
      <text:p text:style-name="P22">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p>
      <text:p text:style-name="P19">Graph Generation &amp; Sampling</text:p>
      <text:p text:style-name="P34"><text:span text:style-name="T15">As described in the </text:span><text:span text:style-name="T8">Tools</text:span><text:span text:style-name="T15">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33"><text:span text:style-name="T15">Scale-free</text:span><text:span text:style-name="T11"> networks were included due to their regularity of appearance within social circles [</text:span><text:span text:style-name="T14">ref SF</text:span><text:span text:style-name="T11">] – typically, they provide a low to medium edge density across nodes, with a number of hub nodes. This is particularly useful since it allows the investigation of 'social hubs' within a network to see whether this kind of figure has a specific effect on the smoking behaviours 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graph was most useful for testing the model on since it clearly exhibited any signs of imbalance or lack of change over simulation steps.</text:span></text:p>
      <text:p text:style-name="P24">Example Scale-free network here</text:p>
      <text:p text:style-name="P33"><text:soft-page-break/><text:span text:style-name="T15">Small-world</text:span><text:span text:style-name="T11">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5">small-world </text:span><text:span text:style-name="T11">networks are used, the relevant balancing will be stated.</text:span></text:p>
      <text:p text:style-name="P21">Example Small-world network</text:p>
      <text:p text:style-name="P33"><text:span text:style-name="T15">Snowball sampling</text:span><text:span text:style-name="T11">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text:span></text:p>
      <text:p text:style-name="P21">Example Snowball sample</text:p>
      <text:list xml:id="list5542466345637338707" text:style-name="L4">
        <text:list-header>
          <text:p text:style-name="P46">Graph Stability</text:p>
          <text:p text:style-name="P50">In the early stages of development a regular occurrence was for the graph to, due to actions undertaken by agents, exhibit very high clustering coefficients for a number of nodes. Due to the complexity of many agents interacting on a regular basis, it was too difficult to balance this entirely through careful parameter selection and agent actions. In order to maintain this a balance, the <text:span text:style-name="T2">WatchMan</text:span> was used to intervene should the graph become too clustered.</text:p>
          <text:p text:style-name="P50">The way in which intervention was judged necessary had an effect on the 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 Whilst an artificial way to maintain balance, it did provide a more stable graph since by thinning out edges on the nodes central to the clusters, feedback loops are removed which helps to slow the compression of the network.</text:p>
          <text:p text:style-name="P50">The other method was to chose 10% of the nodes from the graph at random and calculate the average clustering coefficient at one hop for each. If over a separate system parameter threshold to the above, they are stored as a l<text:span text:style-name="T2">ocally high clustering coefficient</text:span>. Each of these nodes is then considered in a similar manner to the above method, in that they have their edges considered for removal with the chance of this happening at 50%. This is a more targeted approach that aims to prevent strongly bound clusters forming at an earlier stage by again thinning out their ties. In testing, the value of the threshold was revealed to be very important as due to the 'early stage' prevention of heavy clustering, the removal had the ability to become overzealous and make the graph sparse. By increasing the threshold for a node to be classed as a <text:span text:style-name="T2">locally high clustering coefficient</text:span>, this method is reserved for only extreme cases.</text:p>
          <text:p text:style-name="P50"><text:soft-page-break/>To illustrate the effects of these stability measures, <text:span text:style-name="T5">FIGURE X</text:span> displays how a non-stabilised graph may appear after <text:span text:style-name="T1">HOW MANY</text:span> steps compared to the stabilised version at around <text:span text:style-name="T1">HOW MANY</text:span> steps. Even though the external intervention does mean that the model loses some faithfulness to real-world interaction in respect to balance, the fact that the network can provide much more useful results by running for longer simulations outweighs this. Furthermore, to have the model balance itself through the interactions themselves would require a significantly more involved representation of agent networking which is beyond the scope of this project.</text:p>
          <text:p text:style-name="P53">FIGURE X – non-stabilised graph at crunch, then stabilised at 100k steps </text:p>
        </text:list-header>
      </text:list>
      <text:list xml:id="list1669572303" text:continue-list="list2396821731770944811" text:style-name="L3">
        <text:list-header>
          <text:p text:style-name="P42">Agent</text:p>
          <text:p text:style-name="P59">The <text:span text:style-name="T2">agent</text:span> is the most significant section of the project development, in both operation and time taken to build. Within this section of the ABM, decisions are made about how to change behaviours, influence is acted upon and connections to other nodes are reconfigured; since the social network provides the framework within which the agents act, a lot of the ability to tune the model arises through various aspects of the agent. It is split into two sections: <text:span text:style-name="T2">attributes</text:span>, the data that defines the agent and by extension, the human, and <text:span text:style-name="T2">actions </text:span>which are the functions that an agent can perform in a simulation step.</text:p>
          <text:p text:style-name="P59">The basic principle for the agent is that within their <text:span text:style-name="T2">local neighbourhood</text:span>, i.e. the nodes that surround them, influence is used to generate an 'ideal person'. This figure is a set of attributes that is effectively the average of this neighbourhood and to which the agent in question would consider the ideal. Using both these attributes and a number of metrics about the surroundings, the agent then follows a <text:span text:style-name="T2">decision tree</text:span> which provides the chance for an attribute change. On the back of this, the agent can then reconfigure their social connections based on their current attributes, scoring themselves against others in their neighbourhood.</text:p>
          <text:p text:style-name="P59">Throughout the development of the model, testing was carried out by running the simulation on a scale-free graph and observing how it behaved. In general, the expected behaviour was for the network to avoid collapsing into a feedback loop and a high average clustering coefficient whilst there being some change within the graph. This was considered to be a display of a balanced model, which is an aim of the project – an example of both a balanced and imbalanced model can be seen in <text:span text:style-name="T5">FIGURES X, Y, Z</text:span></text:p>
          <text:p text:style-name="P60">FIGURE X – BASELINE</text:p>
          <text:p text:style-name="P60">FIGURE Y – BALANCED</text:p>
          <text:p text:style-name="P60">FIGURE Z - IMBALANCED</text:p>
          <text:p text:style-name="P47">Attributes</text:p>
        </text:list-header>
      </text:list>
      <text:p text:style-name="P23">A number of attributes were considered with the intention of modelling human smoking behaviour as accurately as possible, however this is a difficult notion due to the lack of detailed information relating about smoking cessation. A large part of the information that does exist, such as NHS statistics [<text:span text:style-name="T5">ref</text:span>], is based on survey information which in turn may bring an element of bias. Generally speaking, the attributes were added on an ad-hoc basis in the early stages of development; once an idea of the kind of factors involved in smoking cessation were known through research, specific ones were implemented on the basis of simplicity and usefulness within the model.</text:p>
      <text:p text:style-name="P23"><text:soft-page-break/>Initially, a number of attributes were considered that extended the smoking cessation decisions into areas of lifestyle such as alcohol consumption [<text:span text:style-name="T5">ref malay</text:span>] and stress. Early on in development, it was decided to avoid using these since the methods to simplify and represent them would remove a large part of the usefulness – for example, representing stress would require two functions, one to map produce values for stress caused externally to the system and one for stress as a result of the actions chosen. This is a complicated endeavour since modelling stress in itself is field worthy of research. A similar decision was made for alcohol consumption as attempting to model factors such as social smoking when under the influence of alcohol is difficult and again could be the focus of a modelling project itself.</text:p>
      <text:p text:style-name="P23">The attributes chosen for the agent can be seen in <text:span text:style-name="T5">table</text:span> <text:span text:style-name="T37">X.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Name</text:p>
          </table:table-cell>
          <table:table-cell table:style-name="Table2.A1" office:value-type="string">
            <text:p text:style-name="P35">Type</text:p>
          </table:table-cell>
          <table:table-cell table:style-name="Table2.A1" office:value-type="string">
            <text:p text:style-name="P35">Lower of Range Represents</text:p>
          </table:table-cell>
          <table:table-cell table:style-name="Table2.D1" office:value-type="string">
            <text:p text:style-name="P35">Upper of Range Represents</text:p>
          </table:table-cell>
        </table:table-row>
        <table:table-row>
          <table:table-cell table:style-name="Table2.A2" office:value-type="string">
            <text:p text:style-name="P35">IsSmoker</text:p>
          </table:table-cell>
          <table:table-cell table:style-name="Table2.A2" office:value-type="string">
            <text:p text:style-name="P35">Boolean</text:p>
          </table:table-cell>
          <table:table-cell table:style-name="Table2.A2" office:value-type="string">
            <text:p text:style-name="P35">False – does not smoke</text:p>
          </table:table-cell>
          <table:table-cell table:style-name="Table2.D2" office:value-type="string">
            <text:p text:style-name="P35">True - smokes</text:p>
          </table:table-cell>
        </table:table-row>
        <table:table-row>
          <table:table-cell table:style-name="Table2.A2" office:value-type="string">
            <text:p text:style-name="P35">willpower</text:p>
          </table:table-cell>
          <table:table-cell table:style-name="Table2.A2" office:value-type="string">
            <text:p text:style-name="P35">Double</text:p>
          </table:table-cell>
          <table:table-cell table:style-name="Table2.A2" office:value-type="string">
            <text:p text:style-name="P35">0 – has no resistance to change</text:p>
          </table:table-cell>
          <table:table-cell table:style-name="Table2.D2" office:value-type="string">
            <text:p text:style-name="P35">1 – has high resistance to change</text:p>
          </table:table-cell>
        </table:table-row>
        <table:table-row>
          <table:table-cell table:style-name="Table2.A2" office:value-type="string">
            <text:p text:style-name="P35">health</text:p>
          </table:table-cell>
          <table:table-cell table:style-name="Table2.A2" office:value-type="string">
            <text:p text:style-name="P35">Double</text:p>
          </table:table-cell>
          <table:table-cell table:style-name="Table2.A2" office:value-type="string">
            <text:p text:style-name="P35">0 – is of very poor health e.g. has disease</text:p>
          </table:table-cell>
          <table:table-cell table:style-name="Table2.D2" office:value-type="string">
            <text:p text:style-name="P35">1 – is of perfect health</text:p>
          </table:table-cell>
        </table:table-row>
        <table:table-row>
          <table:table-cell table:style-name="Table2.A2" office:value-type="string">
            <text:p text:style-name="P35">smokedPerDay</text:p>
          </table:table-cell>
          <table:table-cell table:style-name="Table2.A2" office:value-type="string">
            <text:p text:style-name="P35">Integer</text:p>
          </table:table-cell>
          <table:table-cell table:style-name="Table2.A2" office:value-type="string">
            <text:p text:style-name="P35">0 – no cigarettes per day</text:p>
          </table:table-cell>
          <table:table-cell table:style-name="Table2.D2" office:value-type="string">
            <text:p text:style-name="P35">70 – 70 cigarettes per day</text:p>
          </table:table-cell>
        </table:table-row>
        <table:table-row>
          <table:table-cell table:style-name="Table2.A2" office:value-type="string">
            <text:p text:style-name="P35">givingUp</text:p>
          </table:table-cell>
          <table:table-cell table:style-name="Table2.A2" office:value-type="string">
            <text:p text:style-name="P35">Boolean</text:p>
          </table:table-cell>
          <table:table-cell table:style-name="Table2.A2" office:value-type="string">
            <text:p text:style-name="P35">False – is not giving up smoking</text:p>
          </table:table-cell>
          <table:table-cell table:style-name="Table2.D2" office:value-type="string">
            <text:p text:style-name="P35">True – is giving up smoking</text:p>
          </table:table-cell>
        </table:table-row>
        <table:table-row>
          <table:table-cell table:style-name="Table2.A2" office:value-type="string">
            <text:p text:style-name="P35">giveUpAttempts</text:p>
          </table:table-cell>
          <table:table-cell table:style-name="Table2.A2" office:value-type="string">
            <text:p text:style-name="P35">Integer</text:p>
          </table:table-cell>
          <table:table-cell table:style-name="Table2.A2" office:value-type="string">
            <text:p text:style-name="P35">0 – No previous attempts at giving up</text:p>
          </table:table-cell>
          <table:table-cell table:style-name="Table2.D2" office:value-type="string">
            <text:p text:style-name="P35">No upper limit</text:p>
          </table:table-cell>
        </table:table-row>
        <table:table-row>
          <table:table-cell table:style-name="Table2.A2" office:value-type="string">
            <text:p text:style-name="P35">stepsSinceGiveUp</text:p>
          </table:table-cell>
          <table:table-cell table:style-name="Table2.A2" office:value-type="string">
            <text:p text:style-name="P35">Integer</text:p>
          </table:table-cell>
          <table:table-cell table:style-name="Table2.A2" office:value-type="string">
            <text:p text:style-name="P35">0 – No simulation steps since giving up began/is not giving up</text:p>
          </table:table-cell>
          <table:table-cell table:style-name="Table2.D2" office:value-type="string">
            <text:p text:style-name="P35">500 – simulation steps since giving up began </text:p>
          </table:table-cell>
        </table:table-row>
        <table:table-row>
          <table:table-cell table:style-name="Table2.A2" office:value-type="string">
            <text:p text:style-name="P35">sociable</text:p>
          </table:table-cell>
          <table:table-cell table:style-name="Table2.A2" office:value-type="string">
            <text:p text:style-name="P35">Double</text:p>
          </table:table-cell>
          <table:table-cell table:style-name="Table2.A2" office:value-type="string">
            <text:p text:style-name="P35">0 – is a social recluse</text:p>
          </table:table-cell>
          <table:table-cell table:style-name="Table2.D2" office:value-type="string">
            <text:p text:style-name="P35">1 – is an extrovert</text:p>
          </table:table-cell>
        </table:table-row>
        <table:table-row>
          <table:table-cell table:style-name="Table2.A2" office:value-type="string">
            <text:p text:style-name="P35">influenceability</text:p>
          </table:table-cell>
          <table:table-cell table:style-name="Table2.A2" office:value-type="string">
            <text:p text:style-name="P35">Double</text:p>
          </table:table-cell>
          <table:table-cell table:style-name="Table2.A2" office:value-type="string">
            <text:p text:style-name="P35">0 – is not easily influenced</text:p>
          </table:table-cell>
          <table:table-cell table:style-name="Table2.D2" office:value-type="string">
            <text:p text:style-name="P35">1 – is easily influenced</text:p>
          </table:table-cell>
        </table:table-row>
      </table:table>
      <text:p text:style-name="P23">The most basic attribute is that of <text:span text:style-name="T2">isSmoker</text:span>, which simply shows if an agent is currently a smoker or not. This is coupled with <text:span text:style-name="T2">smokedPerDay</text:span>, representing the number of cigarettes smoked per day, form the fundamental smoking behaviour for the model. The number smoked per day is very important since statistics indicate that heavy smokers, those smoking over 20 cigarettes a day, are less likely to quit than lighter smokers [<text:span text:style-name="T5">ref NHS</text:span>] and as such, this is crucial in deciding if an agent should give up. As can be seen in the table, there is an upper cap on this value; since feedback loops are almost inevitable in the system <text:s/>- and may be natural in real-world networks – this cap prevents one feedback loop causing excessive damage to the rest of the environment. In early tests without the cap, it was not uncommon for agents to be smoking upwards of 1000 cigarettes per day due to a few nodes influencing others with their higher than average smoking rates, in turn spreading this <text:soft-page-break/>throughout the network. Although the cap is artificial, it in some way maps to a physical and reasonable limit of cigarettes smokeable in a day.</text:p>
      <text:p text:style-name="P23">Health is another important inclusion as the quality of someones health impacts their views of smoking and their likeliness to continue [<text:span text:style-name="T5">ref NHS</text:span>]. Although only a basic method of including health in the model, using a value between 0 and 1 means that it can act in a similar manner as a probability. In a commercial model, this attribute could be implemented in a much more detailed way, including types of illness, how developed an illness is and a more accurate function of how health quality changes over time. There is a strong interplay between the status of the agent as a smoker and the change in health. Since the health in this model is in respect to smoking-related illness, being a smoker decreases health slightly on each turn, whereas being a non-smoker increases it. </text:p>
      <text:p text:style-name="P23">Three separate attributes handle the process of giving up. As indicated in the research for this project, those who are in the process of giving up smoking are likely to relapse and restart smoking [<text:span text:style-name="T5">ref NHS</text:span>] and being able to incorporate for how long someone has been giving up models the process more accurately. The <text:span text:style-name="T2">isGivingUp</text:span> field stores whether an agent is in the process of giving up, and can only be <text:span text:style-name="T2">true</text:span> when that individual is not a smoker. Furthermore, to simulate the giving up period, <text:span text:style-name="T2">stepsSinceGiveUp</text:span> is set to 0 whenever a giving up attempt is started and incremented on every simulation step. Obviously, a point arises where the individual no longer considers themselves to no longer be someone 'giving up' and instead just a non-smoker. The simulation does this by limiting the number of steps someone 'gives up' for, and at that point sets <text:span text:style-name="T2">isGivingUp </text:span>to <text:span text:style-name="T2">false </text:span>so that the effect of attempting to quit no longer impacts on the choice to relapse into smoking. A final aspect is that of the number of attempts at giving up someone has – again indicated by the NHS statistics, those who have attempted to give up smoking and failed before are more likely to fail again [<text:span text:style-name="T5">ref NHS</text:span>]. By tallying the number of giving up attempts to date (incremented every time an agent changes <text:span text:style-name="T2">isSmoker</text:span> from <text:span text:style-name="T2">false</text:span> to <text:span text:style-name="T2">true</text:span>) this can be factored in to the decision tree.</text:p>
      <text:p text:style-name="P23">The final attributes are those of sociability and <text:span text:style-name="T2">influenceability</text:span>, or how easy the person is influenced. Again values between 0 and 1, the former attempts to represent some aspect of willingness to form new social connections. Although not directly related to smoking cessation, it adds an individual trait to agents when it comes to reconfiguring their connections. The latter is used as an extra factor in deciding when agents change their behaviour, i.e. give up/begin smoking, to model the idea that in order for those who reject most influence would require a lot of sustained pressure to take on the influenced behaviour. In addition to this, it provides two extra attributes for comparison of agents, specifically in terms of assessing similarity as sociable people are more likely to interact with others who are also sociable [<text:span text:style-name="T5">ref</text:span>?]. </text:p>
      <text:p text:style-name="P23">In terms of assigning values to these attributes, the normal distribution was widely used for numerical attributes. Due to the abstraction of the attributes – representing largely unquantifiable concepts with decimal numbers – determining appropriate values for the means and standard deviation was a matter of balance for the model. As such, by setting the mean and standard deviation sets for all attributes as system parameters, they can be adjusted through different simulations, allowing for analysis into how this affects the network. <text:s/>Generally, opting for a mean of around 0.5 and a standard deviation of 1 provides a reasonable spread of values across the agents. For the boolean attributes of <text:span text:style-name="T2">isSmoker</text:span> and <text:span text:style-name="T2">isGivingUp</text:span>, system parameters specify the probability for each being true with uniform random numbers being tested against them. Again, this allows for the user to investigate <text:soft-page-break/>different starting states of the simulation with regard to the number of smokers/non-smokers present.</text:p>
      <text:p text:style-name="P20">Actions</text:p>
      <text:p text:style-name="P23">In regards to the 'rules' section of this agent, there are three parts to each simulation step. First, the agent calculates a series of <text:span text:style-name="T2">metrics</text:span> in regards to its surrounding nodes, then uses these as part of a decision process organised into a <text:span text:style-name="T2">decision tree. </text:span>This allows the agent a chance to modify its own attributes and from there reconfigure its connections to other nodes, if necessary. </text:p>
      <text:p text:style-name="P27">Neighbourhood</text:p>
      <text:p text:style-name="P28"><text:span text:style-name="T25">In the network, every agent connected to one or more other node has a </text:span><text:span text:style-name="T3">neighbourhood.</text:span><text:span text:style-name="T25"> This is defined to be the set of nodes that can be reached within </text:span><text:span text:style-name="T3">n </text:span><text:span text:style-name="T25">hops, where </text:span><text:span text:style-name="T3">n </text:span><text:span text:style-name="T25">is a parameter to the simulation. Through the development process, it was shown that the value of </text:span><text:span text:style-name="T3">n </text:span><text:span text:style-name="T25">affects the result of the simulation and depends on the size of the graph – examples of this can be seen in </text:span><text:span text:style-name="T27">FIGURE X, </text:span><text:span text:style-name="T25">where </text:span><text:span text:style-name="T3">n=2 </text:span><text:span text:style-name="T25">stays stable compared to the clustering of </text:span><text:span text:style-name="T3">n=3</text:span><text:span text:style-name="T25">. </text:span><text:span text:style-name="T27">TABLE X shows the </text:span><text:span text:style-name="T25">metrics calculated in this stage.</text:span></text:p>
      <text:p text:style-name="P29"><text:span text:style-name="T25">FIG X – </text:span><text:span text:style-name="T3">diags for network crunching etc</text:span></text:p>
      <text:p text:style-name="P28"><text:span text:style-name="T25">Aside from the 'ideal figure' attributes that are calculated for the current agent, a number of figures that describe the current basic state of those in the neighbourhood are calculated. Percentages of smokers and those giving up are particularly useful in creating the effect of peer-pressure within decisions and are also a possible representation of what the agent would be surrounded by in their life. This can be furthered by including the influence of the nodes into these percentages, which can be seen in </text:span><text:span text:style-name="T27">FIGURE Y </text:span><text:span text:style-name="T25">which enables the system to attempt to model situations where a person's susceptibility to peer pressure depends on how influential those surrounding them are; should they be of low influence, it is unlikely that the person would adopt a behaviour that they are displaying.</text:span></text:p>
      <text:p text:style-name="P29"><text:span text:style-name="T25">FIG Y – </text:span><text:span text:style-name="T3">comparison of normal and influence percentage</text:span></text:p>
      <text:p text:style-name="P28"><text:span text:style-name="T25">As described previously, the compound influence across a multi-hop route can be calculated so from this, the influence to each node within the neighbourhood can be given. Using this information, the 'ideal figure' for this neighbourhood is then produced using </text:span><text:span text:style-name="T3">influenced attributes </text:span><text:span text:style-name="T25">by effectively averaging attributes over all of the nodes in the neighbourhood. The way in which influence attributes are calculated is slightly different for booleans but in general, the formula in </text:span><text:span text:style-name="T27">FIGURE Y</text:span><text:span text:style-name="T25"> is used. Booleans instead have values of </text:span><text:span text:style-name="T3">true</text:span><text:span text:style-name="T25"> mapped to 1 and </text:span><text:span text:style-name="T3">false</text:span><text:span text:style-name="T25"> to -1 to allow for influence to be worked into the 'ideal figure'. Once summed over the whole neighbourhood, a negative value indicates </text:span><text:span text:style-name="T3">false</text:span><text:span text:style-name="T25"> and positive </text:span><text:span text:style-name="T3">true.</text:span><text:span text:style-name="T25"> Notice that the sum of </text:span><text:span text:style-name="T3">influence * attribute</text:span><text:span text:style-name="T25"> is divided by the total influence, not the number of nodes. This is because, through experimentation, division by the number of nodes resulted in very low values for influenced attributes whereas using the sum of influence gave typically more reasonable figures. Due to this, it is less a straight average, instead more of a weighed one based on the influence of a node. It should be noted that this will never exceed the values that would be generated by simply averaging out attributes since that would be a case where all nodes were at an influence of 1.</text:span><text:span text:style-name="T27">DOUBLE CHECK THIS. </text:span><text:span text:style-name="T25"><text:s/>Another point to note is that when calculating with </text:span><text:span text:style-name="T3">smokedPerDay</text:span><text:span text:style-name="T25">, cases of non-smokers (and in turn those who smoke no cigarettes) were excluded to avoid artificially lowering the average. </text:span></text:p>
      <text:p text:style-name="P25"><text:s/></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5">Name</text:p>
          </table:table-cell>
          <table:table-cell table:style-name="Table1.A1" office:value-type="string">
            <text:p text:style-name="P35">Type</text:p>
          </table:table-cell>
          <table:table-cell table:style-name="Table1.A1" office:value-type="string">
            <text:p text:style-name="P35">Represents</text:p>
          </table:table-cell>
        </table:table-row>
        <table:table-row>
          <table:table-cell table:style-name="Table1.A2" office:value-type="string">
            <text:p text:style-name="P35">infIsSmokerVal</text:p>
          </table:table-cell>
          <table:table-cell table:style-name="Table1.A2" office:value-type="string">
            <text:p text:style-name="P35">Double</text:p>
          </table:table-cell>
          <table:table-cell table:style-name="Table1.A2" office:value-type="string">
            <text:p text:style-name="P35">The calculated influenced attribute of <text:span text:style-name="T2">isSmoker</text:span><text:span text:style-name="T4">, with &lt; 0 being </text:span><text:span text:style-name="T2">false </text:span><text:span text:style-name="T4">and &gt; 0 being </text:span><text:span text:style-name="T2">true.</text:span></text:p>
          </table:table-cell>
        </table:table-row>
        <table:table-row>
          <table:table-cell table:style-name="Table1.A2" office:value-type="string">
            <text:p text:style-name="P35">infIsSmoker</text:p>
          </table:table-cell>
          <table:table-cell table:style-name="Table1.A2" office:value-type="string">
            <text:p text:style-name="P35">Boolean</text:p>
          </table:table-cell>
          <table:table-cell table:style-name="Table1.A2" office:value-type="string">
            <text:p text:style-name="P35">A boolean value representing the outcome of <text:span text:style-name="T2">infIsSmokerVal</text:span></text:p>
          </table:table-cell>
        </table:table-row>
        <table:table-row>
          <table:table-cell table:style-name="Table1.A2" office:value-type="string">
            <text:p text:style-name="P35">infHealth</text:p>
          </table:table-cell>
          <table:table-cell table:style-name="Table1.A2" office:value-type="string">
            <text:p text:style-name="P35">Double</text:p>
          </table:table-cell>
          <table:table-cell table:style-name="Table1.A2" office:value-type="string">
            <text:p text:style-name="P35">The influenced attribute of <text:span text:style-name="T2">health</text:span></text:p>
          </table:table-cell>
        </table:table-row>
        <table:table-row>
          <table:table-cell table:style-name="Table1.A2" office:value-type="string">
            <text:p text:style-name="P35">infWillpower</text:p>
          </table:table-cell>
          <table:table-cell table:style-name="Table1.A2" office:value-type="string">
            <text:p text:style-name="P35">Double</text:p>
          </table:table-cell>
          <table:table-cell table:style-name="Table1.A2" office:value-type="string">
            <text:p text:style-name="P35">The influenced attribute of <text:span text:style-name="T2">willpower</text:span></text:p>
          </table:table-cell>
        </table:table-row>
        <table:table-row>
          <table:table-cell table:style-name="Table1.A2" office:value-type="string">
            <text:p text:style-name="P35">infCigPerDay</text:p>
          </table:table-cell>
          <table:table-cell table:style-name="Table1.A2" office:value-type="string">
            <text:p text:style-name="P35">Double</text:p>
          </table:table-cell>
          <table:table-cell table:style-name="Table1.A2" office:value-type="string">
            <text:p text:style-name="P35">The influenced attribute of s<text:span text:style-name="T2">mokedPerDay</text:span></text:p>
          </table:table-cell>
        </table:table-row>
        <table:table-row>
          <table:table-cell table:style-name="Table1.A2" office:value-type="string">
            <text:p text:style-name="P35">avgCigPerDay</text:p>
          </table:table-cell>
          <table:table-cell table:style-name="Table1.A2" office:value-type="string">
            <text:p text:style-name="P35">Double</text:p>
          </table:table-cell>
          <table:table-cell table:style-name="Table1.A2" office:value-type="string">
            <text:p text:style-name="P35">The average of all non-zero <text:span text:style-name="T2">smokedPerDay </text:span><text:span text:style-name="T4">values in the neighbourhood.</text:span></text:p>
          </table:table-cell>
        </table:table-row>
        <table:table-row>
          <table:table-cell table:style-name="Table1.A2" office:value-type="string">
            <text:p text:style-name="P35">pcSmokes</text:p>
          </table:table-cell>
          <table:table-cell table:style-name="Table1.A2" office:value-type="string">
            <text:p text:style-name="P35">Double</text:p>
          </table:table-cell>
          <table:table-cell table:style-name="Table1.A2" office:value-type="string">
            <text:p text:style-name="P35">The percentage of neighbours who smoke</text:p>
          </table:table-cell>
        </table:table-row>
        <table:table-row>
          <table:table-cell table:style-name="Table1.A2" office:value-type="string">
            <text:p text:style-name="P35">pcGivingUp</text:p>
          </table:table-cell>
          <table:table-cell table:style-name="Table1.A2" office:value-type="string">
            <text:p text:style-name="P35">Double</text:p>
          </table:table-cell>
          <table:table-cell table:style-name="Table1.A2" office:value-type="string">
            <text:p text:style-name="P35">The percentage of neighbours who are giving up smoking (and are not just non-smokers)</text:p>
          </table:table-cell>
        </table:table-row>
        <table:table-row>
          <table:table-cell table:style-name="Table1.A2" office:value-type="string">
            <text:p text:style-name="P35">infPcSmokes</text:p>
          </table:table-cell>
          <table:table-cell table:style-name="Table1.A2" office:value-type="string">
            <text:p text:style-name="P35">Double</text:p>
          </table:table-cell>
          <table:table-cell table:style-name="Table1.A2" office:value-type="string">
            <text:p text:style-name="P35">The influenced percentage of neighbours who smoke</text:p>
          </table:table-cell>
        </table:table-row>
        <table:table-row>
          <table:table-cell table:style-name="Table1.A2" office:value-type="string">
            <text:p text:style-name="P35">infPcGivingUp</text:p>
          </table:table-cell>
          <table:table-cell table:style-name="Table1.A2" office:value-type="string">
            <text:p text:style-name="P35">Double</text:p>
          </table:table-cell>
          <table:table-cell table:style-name="Table1.A2" office:value-type="string">
            <text:p text:style-name="P35">The influenced percentage of neighbours who are giving up</text:p>
          </table:table-cell>
        </table:table-row>
      </table:table>
      <text:p text:style-name="P25"/>
      <text:p text:style-name="P27">Decision Tree</text:p>
      <text:p text:style-name="P26">CHECK THIS FOR THE INCLUSION OF THE 5&lt; x &lt; 15 NOT LEADING TO AN END_STATE, IT DOES!</text:p>
      <text:p text:style-name="P27"><text:span text:style-name="T25">In order to change their own attribute values, an agent must go through a series of decisions to choose which value to change. The aim of this approach is to model a human decision making process in a logical and maintainable way, so that decisions can be rearranged, inserted or removed easily. In general, more important decisions are placed higher in the tree since they are more likely to be reached by an agent than any decision lower in the tree, by which point the decision in question becomes one in many. Due to this, when </text:span><text:span text:style-name="T3">importance</text:span><text:span text:style-name="T25"> of decisions is discussed, those of </text:span><text:span text:style-name="T3">higher importance</text:span><text:span text:style-name="T25"> will be higher in the tree than ones of </text:span><text:span text:style-name="T3">lower importance.</text:span><text:span text:style-name="T25"> Throughout the development, a major focus was to uphold balance within the tree. This means that where possible, feedback loops causing extreme attribute values should be minimised and excessive clustering within the network should be avoided. Both of these had to be monitored by testing different versions of the decision tree, with changes being made as necessary.</text:span></text:p>
      <text:p text:style-name="P25">Discuss balancing within tree</text:p>
      <text:p text:style-name="P27"><text:span text:style-name="T25">To begin with, an approach was taken to combine a number of attributes into calculations that can be seen in </text:span><text:span text:style-name="T27">FIGURE Z, giving the tree in FIGURE P. </text:span><text:span text:style-name="T25">Generally, the tree was kept fairly shallow in favour of producing values similar to </text:span><text:span text:style-name="T3">probabilities </text:span><text:span text:style-name="T25">or </text:span><text:span text:style-name="T3">range checks</text:span><text:span text:style-name="T25">. For example, in </text:span><text:span text:style-name="T27">Figure Z, (b) </text:span><text:span text:style-name="T25">shows how the decision is made based on whether the agent </text:span><text:soft-page-break/><text:span text:style-name="T25">attributes are within 10% of the influenced attributes – if so, the number of cigarettes smoked is adjusted. As each decision required such a combination, to build a sufficient series of decisions the same parameters would have to be formed in different ways for each choice. It </text:span><text:span text:style-name="T25">became clear that this approach was flawed as it lent itself into collapsing many separate attribute choices into one. This meant that control over how each parameter effects the end choice was lost and also made it very difficult to add new decisions as most were already represented in some way in the existing steps. Furthermore, using combinations of attributes led to extra complexity being added, making it unclear exactly which attributes are causing different effects. Since a substantial part of this project is to understand what the model is showing, difficulty in isolating attributes and judging their effects is problematic. Due to this, the decision tree was heavily separated out into single attribute decisions that lead into one another. </text:span></text:p>
      <text:p text:style-name="P25">FIGURE P – original dec tree with combined figs</text:p>
      <text:p text:style-name="P26"><text:span text:style-name="T25">FIGURE Z </text:span><text:span text:style-name="T3">initial probability calcs</text:span></text:p>
      <text:p text:style-name="P23">Examples of the results of the transformation that took place can be seen from <text:span text:style-name="T5">FIGURE A </text:span>to <text:span text:style-name="T5">FIGURE B</text:span>, where each separate part of the combined decision is put into a 'level' of the new tree. By doing this, not only is the tree much more structured and manageable this way, but decisions can be traced through each branch, revealing how different set-ups can affect the decision making. The overall result of this stage was to move from <text:span text:style-name="T5">FIGURE P</text:span> to <text:span text:style-name="T5">FIGURE S. </text:span>The values on each edge represent the thresholds that need to be matched for that branch to be followed. </text:p>
      <text:p text:style-name="P25">Figure A – combined decision</text:p>
      <text:p text:style-name="P25">Figure B – separated decision</text:p>
      <text:p text:style-name="P25">FIGURE S – v0.9 dec tree (not full one)</text:p>
      <text:p text:style-name="P27"><text:span text:style-name="T25">Also to note is the inclusion of an irrational choice – this is to add a human characteristic into the simulation and introduce a small element of unpredictability. The probability of an irrational choice is a simulation parameter so can be changed easily. Importantly, the probability of an irrational choice should relate to the number of nodes in the network, since if the probability is kept the same a higher number of nodes, each making a decision every turn, will result in more irrational choices. The method of inclusion is to simply override the decision in question by logically or-ing it with a function that returns if an irrational choice is to happen. This function is a uniform random decimal number generator, only returning </text:span><text:span text:style-name="T3">true</text:span><text:span text:style-name="T25"> when the random number is less than the probability. </text:span></text:p>
      <text:p text:style-name="P27"><text:span text:style-name="T25">All branches eventually arrive at one of two final decisions, shown in </text:span><text:span text:style-name="T27">FIGURE E</text:span><text:span text:style-name="T25">; one decision is to either give up smoking or adjust how many the agent smokes per day, and the other is to begin smoking or adjust their willpower value. Different thresholds can be provided to these decisions in that if the threshold is exceeded, the agent will give up smoking/begin smoking. These calculations can be seen in </text:span><text:span text:style-name="T27">Figure E1; </text:span><text:span text:style-name="T25">the intention for the </text:span><text:span text:style-name="T3">giving up </text:span><text:span text:style-name="T25">threshold is to compare the input against the number of others in the neighbourhood who are either also giving up or not smoking, with the latter giving a higher threshold due to having similar but not quite the same behaviours. This maps to a 'group mentality' approach to giving up, in that someone is more likely to give up if those around them are also doing the same. A similar concept applies for </text:span><text:span text:style-name="T3">starting smoking</text:span><text:span text:style-name="T25">, where the threshold instead is based on those who are smokers – should the person begin smoking, they start by smoking the </text:span><text:span text:style-name="T3">influenced attribute </text:span><text:span text:style-name="T25">value of the number of cigarettes. In addition to the threshold being exceeded, the agent must generate a probability less than their </text:span><text:soft-page-break/><text:span text:style-name="T3">influenceability</text:span><text:span text:style-name="T25"> value, to emulate a humans potential resistance to influence. Both also have the ability for an irrational choice to override the decision. </text:span></text:p>
      <text:p text:style-name="P25">FIGURE E – end decisions</text:p>
      <text:p text:style-name="P25">FIGURE F – end decision formulas</text:p>
      <text:p text:style-name="P25">FIGURE E1 – equations for thresholds</text:p>
      <text:p text:style-name="P27"><text:span text:style-name="T25">During the course of development, some agents were borderline between smokers and non smokers. This meant that they would switch between the two on a regular basis, potentially causing others in the neighbourhood to do the same. In an effort to this, a measure was introduced that counts the number of turns since the last change and produces a probability, seen in </text:span><text:span text:style-name="T27">EQUATION E2</text:span><text:span text:style-name="T25">, that slows down this rate of change by guarding the attribute swap from/to a smoker with this probability against a uniform random number.</text:span></text:p>
      <text:p text:style-name="P25">EQUATION E2 – turns since last change formula</text:p>
      <text:p text:style-name="P27"><text:span text:style-name="T25">For the </text:span><text:span text:style-name="T3">giving up </text:span><text:span text:style-name="T25">decision, labelled as </text:span><text:span text:style-name="T3">A</text:span><text:span text:style-name="T25">, either the process of giving up begins (described in the </text:span><text:span text:style-name="T3">attributes</text:span><text:span text:style-name="T25"> section of this document) or the number of cigarettes smoked per day is adjusted. The latter is done by comparing the </text:span><text:span text:style-name="T3">influenced attribute</text:span><text:span text:style-name="T25"> value for cigarettes smoked per day against a percentage threshold – the threshold is a system parameter and creates a range around the agent's own attribute. Should the influenced attribute be outside of this range, the agent has its attribute moved towards the influenced value by half of the influenced value. This provides a gradual change. In terms of </text:span><text:span text:style-name="T3">B</text:span><text:span text:style-name="T25">, a small amount of willpower is removed should they relapse to smoking, otherwise it is added.</text:span></text:p>
      <text:p text:style-name="P25">EQUATIONS E3 – attribute changes</text:p>
      <text:p text:style-name="P23">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 set through the decision tree as part of the tuning process.</text:p>
      <text:p text:style-name="P27"><text:span text:style-name="T25">The final decision tree had a number of extra 'decision layers' added to attempt a more accurate mapping of a real decision process; it can be seen in figures </text:span><text:span text:style-name="T27">X AND Y</text:span><text:span text:style-name="T25">. The aim of this was to provide a more configurable and realistic decision-making model than the previous version, whilst keeping each attribute in a separate layer. </text:span><text:span text:style-name="T27">FIGURE C </text:span><text:span text:style-name="T25">shows at which point in the tree any attributes are changed (outside of the end-states </text:span><text:span text:style-name="T3">A </text:span><text:span text:style-name="T25">and </text:span><text:span text:style-name="T3">B</text:span><text:span text:style-name="T25">), with </text:span><text:span text:style-name="T27">FIGURE E</text:span><text:span text:style-name="T25"> displaying the decision values and whether there is a chance of an irrational choice.</text:span></text:p>
      <text:p text:style-name="P27"><text:span text:style-name="T25">For the currently smoking arm of the tree, a number of changes were made. The ability to give up in the 'normal' smoker range (here 10 to 15 per day, but this could be adjusted) was only allowed by an irrational choice. The rationale behind this is that whilst lighter smokers are likely to be more able to go without smoking [</text:span><text:span text:style-name="T27">ref 43 NHS</text:span><text:span text:style-name="T25">], gradually reducing their own consumption until they quit completely. On the other side of this, heavy smokers are likely be stronger in their resolve against giving up smoking and as such, their willpower may important decision factor than their health due to the habit being harder to break. Health, however, is deemed more important for lighter smokers since any change in the number of cigarettes smoked is likely to have more of an impact than for a heavy smoker. Furthermore, the fact that influenced health is used aims to represent how being less healthy than those in the neighbourhood would provide more encouragement of the person to attempt to give up, </text:span><text:soft-page-break/><text:span text:style-name="T25">with the other side of this being that if someone smokes and is of above average health, they will not feel as much social pressure with regards to said health.</text:span></text:p>
      <text:p text:style-name="P27"><text:span text:style-name="T25">For the non-smokers, the tree was expanded to include a number of new layers. If the agent hasn't failed at giving up before, then the </text:span><text:span text:style-name="T3">willpower</text:span><text:span text:style-name="T25"> is considered most important as it represents their ability to continue the process of giving up. Health is included as a sub-</text:span><text:span text:style-name="T25">point, since if someone is more healthy than their neighbours they might see that as a reason to continue their giving up effort. For those who have tried to give up a few times (between 1 and 5), the percentage of non-smokers/those giving in the area dictates which route they should take which then leads into a decision based on willpower. The idea here is that since the agent has relapsed to smoking a number of times, the encouragement of the neighbourhood may have a greater effect on their own actions. In addition to this, the willpower decision is based on the </text:span><text:span text:style-name="T3">influenced attribute</text:span><text:span text:style-name="T25"> for willpower, so the agent is effectively comparing their own resilience to those who surround them – if they are more resilient then it is assumed that they require more of their neighbours to be smoking to cause a relapse. If many (in this case more than 5) attempts at giving up have been made, a </text:span><text:span text:style-name="T3">crowd mentality</text:span><text:span text:style-name="T25"> approach is used, where the </text:span><text:span text:style-name="T3">giving up</text:span><text:span text:style-name="T25"> status of those around the agent dictates how susceptible they are to relapsing again. Influenced health is included since </text:span><text:span text:style-name="T3">willpower</text:span><text:span text:style-name="T25"> appears to be irrelevant to these individuals; being more healthy than those in the neighbourhood leads to a lower chance of relapsing. Those who are not currently giving up are diverted to a more simplistic tree as they do not need their decision to be affected by how many times they have tried to quit before. Given that they have displayed the willpower to not smoke in the first place, it is assumed that this is a less important factor than their health. In terms of health, the agent's own value is compared to the influenced attribute in an effort to model an attitude of health-awareness; if someone is of good health relative to others then they are less likely to risk it by smoking, whereas if they are of below average health, they may perceive smoking to make little difference. </text:span></text:p>
      <text:p text:style-name="P27"><text:span text:style-name="T25">The end-state decisions for each branch have a percentage threshold stated – the values shown on the diagram have been selected through a process of trial and error with the aim of providing as balanced a simulation as possible. Since some decision routes are more popular than others, the percentages need to account for this. With this in mind, they also represent the relative effect of that branch on the chance of giving up. An example is that if someone is a </text:span><text:span text:style-name="T3">light smoker</text:span><text:span text:style-name="T25"> (&lt; 10 cigarettes a day), has never tried to give up before and has higher than the influenced health, then it would be reasonable for them to be hard to convince to give up as they don't smoke a lot and are, compared to their social connections, quite healthy. To show this, that particular end-state requires more than 70% of their neighbours to also be giving up before they will do the same.</text:span></text:p>
      <text:p text:style-name="P26"><text:span text:style-name="T25">FIGURE X AND Y</text:span><text:span text:style-name="T26"> </text:span><text:span text:style-name="T25">tree separated into two</text:span></text:p>
      <text:p text:style-name="P25">FIGURE C – table of attribute changes &amp; where they happen</text:p>
      <text:p text:style-name="P25">FIGURE E – table of decisions &amp; whether they have an irrational choice.</text:p>
      <text:p text:style-name="P25">DOUBLE CHECK THE DIAGRAM, THERE ARE A FEW BOXES WRONG CHANGE TO 10-15</text:p>
      <text:p text:style-name="P23">In general, whilst this configuration of the decision tree was settled upon for performing 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text:soft-page-break/>designing the tree in accordance to model balance and real-life comparison, leading to some assumptions about human behaviour having to be made.</text:p>
      <text:p text:style-name="P27">Connection Reconfiguring</text:p>
      <text:p text:style-name="P23">The final stage of the agent actions is to reconfigure their connections to the neighbourhood. By this stage, the agent has assessed the neighbourhood and made changes to their attributes where appropriate so based on this new information, the agent can now look for any relationships to others who are now too dissimilar or for new matchings that are closer to their interests. From the initial research and development stage of the project, the chosen method of comparing agents was to generate a scoring algorithm. This way, any two agents could be compared at any point and a figure to represent their similarity produced. </text:p>
      <text:p text:style-name="P23">Different attributes will have different weightings when it comes to comparing agents. As the algorithm is intended to imitate the process of a human looking to their circle of connections for other similar people, someone's willpower is likely to have less impact than whether they have the same smoking behaviours. To account for this, the scoring algorithm uses different score values for each attribute – this can be seen in <text:span text:style-name="T5">TABLE X. </text:span>Another factor in the weighting is that of how the difference is scored. The algorithm offers three options, the formulas for which can be seen in <text:span text:style-name="T5">FIGURE X</text:span>: percentage difference, attribute comparison and linear scoring. </text:p>
      <text:p text:style-name="P23"><text:span text:style-name="T2">Percentage difference </text:span>is most commonly used since it provides a scaled score within one interval plus and minus of the current agent's attribute score. Obviously this means slightly different things for different attributes but in general, the higher scoring someone is in an attribute, the more accepting they are of others; an example might be that light smokers would consider someone who smokes a few more cigarettes a day more to be of similar difference to themselves as a heavy smoker would to someone who smokes half their intake. <text:span text:style-name="T2">Attribute comparison</text:span> is a more straightforward mechanism, simply handing out an amount of points should two attributes be the same, or in the case of <text:span text:style-name="T2">stepsSinceGiveUp</text:span>, below a certain value. Finally, <text:span text:style-name="T2">linear scoring</text:span> is only used by <text:span text:style-name="T2">influenceability</text:span> and is a way to incorporate the susceptibility of someone to peer pressure into the score. No scoring is done against the other agent for <text:span text:style-name="T2">linear scoring</text:span>, since it is based on the attributes of the current agent only. A disadvantage of this method is that it greatly simplifies what humans might look for in social ties as it assumes that they are only interested in those who behave similarly. Obviously this is not the case in reality though for the sake of avoiding modelling this connection seeking in a high level of detail, the assumption will stand for the project. If required, the scoring method could be substituted for one which accounts for one which handles the interplay of personality in a more detailed manner.</text:p>
      <text:p text:style-name="P25">TABLE X – lists attribute, max score, min score, comparison type, </text:p>
      <text:p text:style-name="P25">FIGURE X- pct diff formula, attribute comparison &amp; linear scoring.</text:p>
      <text:list xml:id="list925293766" text:continue-list="list5542466345637338707" text:style-name="L4">
        <text:list-header>
          <text:p text:style-name="P52">Once a score has been calculated and normalised to between 0 and 1, this can be used to determine if the two agents should form a connection, remove an existing one or do nothing. The method for this is to have two simulation parameters, <text:span text:style-name="T2">ConnectionScoreRemoveBound</text:span> and <text:span text:style-name="T2">ConnectionScoreAddBound, </text:span>which dictate the boundaries for action to be taken. The remove boundary must be lower than the add and if the score is below this value, the edge is remove. Should the agent score be above the add boundary, then the edge is added. New edges have their influence set through a normal distribution with a mean of <text:span text:style-name="T5">FIG A. </text:span>0.5 is deducted to avoid the mean exceeding 1, but also serves to move the value from one above the boundary (meaning if the score was set to be the influence mean, all edges would <text:soft-page-break/>probably be of high influence), to a more central position. Experimentation has shown this to give a more reasonable distribution of influences.</text:p>
          <text:p text:style-name="P52"><text:span text:style-name="T5">FIG A – formula for adding edge ND</text:span> </text:p>
          <text:p text:style-name="P52">It should be noted that as part of the effort to keep the model balanced, limits were imposed on the number of connections that each node can have. Should another edge be added when the node has reached its limit, the lowest influence edge is removed in favour of the new connection. Once again, the limit a simulation parameter so can be changed to investigate the effects that is has, though testing indicated that it helped avoid clustering and excessive connection-forming with other nodes. Especially important in this area is the boundary values. By lowering the upper bound to 0.65, the graph significantly increased its chance to become very dense and turn into a tight cluster, whereas a raising it to 0.7 maintained a much better balance and avoided the clustering, as seen in <text:span text:style-name="T5">FIGURE Y</text:span>. </text:p>
          <text:p text:style-name="P55">FIGURE Y – show mild change in upper bound</text:p>
          <text:p text:style-name="P52">In order to introduce external influences to a neighbourhood, every agent has a small chance to form a random connection to some other agent in the graph. This is deliberately set to have a very low occurrence rate as testing showed that setting the probability to be any more than 0.00<text:span text:style-name="T2">2% of sociability</text:span> lead to regular addition of edges, effectively rendering the scoring algorithm useless and resulting in an incredibly dense graph. By making this a rare event, it attempts to model the day-to-day chance of a new influence entering a human's life i.e. that of meeting a new person or taking on a new role-model. Over the course of the simulation, there is a chance that nodes may become disconnected from others. As it is slightly unrealistic for humans to have absolutely no social connections, the model reconnects them to a random node in the network with a 30% chance of connection. This is not a certain reconnection since to reach a disconnected state, the edge must have held attributes such that it fell below the removal boundary of its neighbour nodes.</text:p>
        </text:list-header>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84</meta:editing-cycles>
    <meta:creation-date>2013-03-25T16:03:00</meta:creation-date>
    <dc:date>2013-04-17T01:24:19</dc:date>
    <meta:editing-duration>P5DT16H21M48S</meta:editing-duration>
    <meta:generator>OpenOffice.org/3.4.1$Unix OpenOffice.org_project/341m1$Build-9593</meta:generator>
    <meta:document-statistic meta:table-count="2" meta:image-count="0" meta:object-count="0" meta:page-count="18" meta:paragraph-count="213" meta:word-count="10187" meta:character-count="605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